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50000000320774EBE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0.0772in" svg:y="1.0728in" svg:width="7.4898in" svg:height="6.798in" draw:z-index="0"><draw:image xlink:href="Pictures/100000000000050000000320774EBE08.jpg" xlink:type="simple" xlink:show="embed" xlink:actuate="onLoad"/></draw:frame></text:p>
      <text:p text:style-name="Standard">Dear Ramesh ,</text:p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1" meta:object-count="0" meta:page-count="1" meta:paragraph-count="3" meta:word-count="3" meta:character-count="23"/>
    <dc:date>2010-08-04T22:25:32.91</dc:date>
    <meta:editing-duration>PT00H00M00S</meta:editing-duration>
    <meta:editing-cycles>1</meta:editing-cycles>
    <meta:generator>OpenOffice.org/3.1$Win32 OpenOffice.org_project/310m11$Build-9399</meta:generator>
  </office:meta>
</office:document-meta>
</file>